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.635cm" fo:margin-right="0cm" fo:margin-top="0cm" fo:margin-bottom="0cm" loext:contextual-spacing="false" fo:line-height="100%" fo:text-align="center" style:justify-single-word="false" fo:text-indent="0cm" style:auto-text-indent="false"/>
      <style:text-properties fo:color="#000000" style:font-name="Liberation Sans" fo:font-size="16pt" fo:font-weight="normal" officeooo:rsid="0010ba54" officeooo:paragraph-rsid="001e1db1" style:font-size-asian="16pt" style:font-weight-asian="normal" style:font-name-complex="Arial1" style:font-size-complex="16pt" style:font-weight-complex="normal"/>
    </style:style>
    <style:style style:name="P2" style:family="paragraph" style:parent-style-name="Standard">
      <style:paragraph-properties fo:margin-left="0.635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Liberation Sans" fo:font-size="16pt" officeooo:paragraph-rsid="001e1db1" style:font-size-asian="16pt" style:font-name-complex="Arial1" style:font-size-complex="16pt"/>
    </style:style>
    <style:style style:name="P3" style:family="paragraph" style:parent-style-name="Standard">
      <style:paragraph-properties fo:margin-left="0.635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Liberation Sans" fo:font-size="16pt" officeooo:paragraph-rsid="001e1db1" style:font-size-asian="16pt" style:font-size-complex="16pt"/>
    </style:style>
    <style:style style:name="P4" style:family="paragraph" style:parent-style-name="Standard" style:master-page-name="Standard">
      <style:paragraph-properties fo:margin-left="0.635cm" fo:margin-right="0cm" fo:margin-top="0cm" fo:margin-bottom="0cm" loext:contextual-spacing="false" style:line-height-at-least="0cm" fo:text-align="center" style:justify-single-word="false" fo:text-indent="0cm" style:auto-text-indent="false" style:page-number="auto"/>
      <style:text-properties fo:color="#000000" style:font-name="Liberation Sans" fo:font-size="12pt" fo:font-weight="normal" officeooo:rsid="000ef46d" officeooo:paragraph-rsid="001e1db1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ans" fo:font-size="16pt" officeooo:paragraph-rsid="001e1db1" style:font-size-asian="16pt" style:font-name-complex="Arial1" style:font-size-complex="1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12pt"/>
    </style:style>
    <style:style style:name="T1" style:family="text">
      <style:text-properties officeooo:rsid="0017194e"/>
    </style:style>
    <style:style style:name="T2" style:family="text">
      <style:text-properties fo:font-size="20pt" fo:font-weight="bold" style:font-size-asian="20pt" style:font-weight-asian="bold" style:font-size-complex="20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officeooo:rsid="0010ba54" style:font-size-asian="20pt" style:font-size-complex="20pt"/>
    </style:style>
    <style:style style:name="T5" style:family="text">
      <style:text-properties fo:font-size="20pt" officeooo:rsid="0017194e" style:font-size-asian="20pt" style:font-size-complex="20pt"/>
    </style:style>
    <style:style style:name="T6" style:family="text">
      <style:text-properties style:font-name="Arial" fo:font-weight="bold" style:font-weight-asian="bold" style:font-name-complex="Arial1"/>
    </style:style>
    <style:style style:name="T7" style:family="text">
      <style:text-properties style:font-name="Arial" style:font-name-complex="Arial1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32pt" officeooo:rsid="0010ba54" style:font-size-asian="32pt" style:font-size-complex="32pt"/>
    </style:style>
    <style:style style:name="T10" style:family="text">
      <style:text-properties fo:font-size="32pt" officeooo:rsid="0017194e" style:font-size-asian="32pt" style:font-size-complex="32pt"/>
    </style:style>
    <style:style style:name="T11" style:family="text">
      <style:text-properties fo:font-size="32pt" officeooo:rsid="001f86ee" style:font-size-asian="32pt" style:font-size-complex="32pt"/>
    </style:style>
    <style:style style:name="T12" style:family="text">
      <style:text-properties fo:font-size="32pt" fo:font-weight="bold" officeooo:rsid="0010ba54" style:font-size-asian="32pt" style:font-weight-asian="bold" style:font-size-complex="32pt" style:font-weight-complex="bold"/>
    </style:style>
    <style:style style:name="T13" style:family="text">
      <style:text-properties fo:font-size="32pt" fo:font-weight="bold" officeooo:rsid="0017194e" style:font-size-asian="32pt" style:font-weight-asian="bold" style:font-size-complex="32pt" style:font-weight-complex="bold"/>
    </style:style>
    <style:style style:name="T14" style:family="text">
      <style:text-properties fo:font-weight="bold" style:font-weight-asian="bold" style:font-name-complex="Arial1"/>
    </style:style>
    <style:style style:name="T15" style:family="text">
      <style:text-properties style:font-name-complex="Arial1"/>
    </style:style>
    <style:style style:name="gr1" style:family="graphic">
      <style:graphic-properties svg:stroke-color="#000000" draw:fill="none" draw:textarea-vertical-align="middle" draw:auto-grow-height="false" fo:min-height="0.822cm" fo:min-width="0.1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4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2.4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="none" draw:textarea-vertical-align="middle" draw:auto-grow-height="false" fo:min-height="1.967cm" fo:min-width="0.2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fill="none" draw:textarea-vertical-align="middle" draw:auto-grow-height="false" fo:min-height="1.967cm" fo:min-width="0.1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8">O Noivo Vem</text:span><text:span text:style-name="T2"><text:tab/><text:tab/></text:span>Gislaine e Mylena<text:tab/><text:tab/><text:span text:style-name="T9">[ </text:span><text:span text:style-name="T11">34</text:span><text:span text:style-name="T10"> </text:span><text:span text:style-name="T9">]</text:span></text:p>
      <text:p text:style-name="P2">Você está vendo sinais acontecendo</text:p>
      <text:p text:style-name="P2">E a cada vez isso está crescendo</text:p>
      <text:p text:style-name="P2">Fomes, terremotos, guerras, maremotos</text:p>
      <text:p text:style-name="P2">São os sinais do arrebatamento</text:p>
      <text:p text:style-name="P2"/>
      <text:p text:style-name="P2">Estão dizendo que Jesus não vem buscar a igreja</text:p>
      <text:p text:style-name="P2">Mas isso já foi dito a muito tempo atrás</text:p>
      <text:p text:style-name="P2">O conformismo está aumentando</text:p>
      <text:p text:style-name="P2">Quem era servo está desanimando</text:p>
      <text:p text:style-name="P5"/>
      <text:p text:style-name="P2">Não é tempo de retroceder</text:p>
      <text:p text:style-name="P2">Jesus está vindo aí, é tempo de se converter</text:p>
      <text:p text:style-name="P2">Pregue o evangelho, fale da cruz</text:p>
      <text:p text:style-name="P2">O Noivo está chegando, fale de Jesus</text:p>
      <text:p text:style-name="P5"/>
      <text:p text:style-name="P3"><text:span text:style-name="T14">*** </text:span><text:span text:style-name="T15">Está na bíblia, abra a bíblia</text:span></text:p>
      <text:p text:style-name="P2">Estude a bíblia, pregue a verdade</text:p>
      <text:p text:style-name="P2">Não se contamine, viva em santidade</text:p>
      <text:p text:style-name="P2">Doa a quem doer não se cale</text:p>
      <text:p text:style-name="P2">Jesus pode voltar, prepare-se</text:p>
      <text:p text:style-name="P2">O céu é uma grande realidade</text:p>
      <text:p text:style-name="P2">Prepare-se, amanhã pode ser tarde</text:p>
      <text:p text:style-name="P2">Quando o céu se abrir eu quero subir</text:p>
      <text:p text:style-name="P2">Eu quero subir</text:p>
      <text:p text:style-name="P5"><draw:frame text:anchor-type="paragraph" draw:z-index="2" draw:style-name="gr3" draw:text-style-name="P9" svg:width="0.611cm" svg:height="2.691cm" svg:x="15.513cm" svg:y="0.22cm"><draw:text-box><text:p text:style-name="P8">3x</text:p><text:p text:style-name="P8">F</text:p><text:p text:style-name="P8">I</text:p><text:p text:style-name="P8">N</text:p><text:p text:style-name="P8">A</text:p><text:p text:style-name="P8">L</text:p></draw:text-box></draw:frame><draw:custom-shape text:anchor-type="paragraph" draw:z-index="3" draw:style-name="gr4" draw:text-style-name="P10" svg:width="0.242cm" svg:height="1.968cm" svg:x="2.281cm" svg:y="0.517cm"><text:p/>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custom-shape text:anchor-type="paragraph" draw:z-index="5" draw:style-name="gr5" draw:text-style-name="P6" svg:width="0.239cm" svg:height="1.966cm" svg:x="15.039cm" svg:y="0.607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2">Eu vou me santificar</text:p>
      <text:p text:style-name="P2"><draw:frame text:anchor-type="paragraph" draw:z-index="4" draw:style-name="gr2" draw:text-style-name="P7" svg:width="1.059cm" svg:height="0.451cm" svg:x="1.676cm" svg:y="0.056cm"><draw:text-box><text:p>2x</text:p></draw:text-box></draw:frame>Minhas vestes alvas têm que estar</text:p>
      <text:p text:style-name="P2">Posso sofrer, mas não vou perder a minha coroa</text:p>
      <text:p text:style-name="P5"/>
      <text:p text:style-name="P2">À meia noite ouviu-se um clamor</text:p>
      <text:p text:style-name="P2">O Noivo veio ao encontro da noiva</text:p>
      <text:p text:style-name="P2">Ele é mais brilhante que o sol</text:p>
      <text:p text:style-name="P2">E Suas vestes são de linho puro</text:p>
      <text:p text:style-name="P2"><draw:custom-shape text:anchor-type="paragraph" draw:z-index="0" draw:style-name="gr1" draw:text-style-name="P6" svg:width="0.16cm" svg:height="0.821cm" svg:x="14.51cm" svg:y="0.432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O tempo passou e a promessa continua</text:p>
      <text:p text:style-name="P1"><draw:frame text:anchor-type="paragraph" draw:z-index="1" draw:style-name="gr2" draw:text-style-name="P7" svg:width="1.059cm" svg:height="0.451cm" svg:x="14.825cm" svg:y="0.012cm"><draw:text-box><text:p>3x</text:p></draw:text-box></draw:frame>Ele vem, o Noivo vem, <text:span text:style-name="T1">o Noivo vem, Ele ve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6.001cm" fo:margin-left="0cm" fo:margin-right="3cm" fo:border-top="none" fo:border-bottom="none" fo:border-left="0.06pt solid #000000" fo:border-right="0.06pt solid #000000" fo:padding-top="0cm" fo:padding-bottom="0cm" fo:padding-left="0.499cm" fo:padding-right="0.4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3:53:27.730448112</meta:creation-date>
    <dc:date>2017-11-11T15:14:19.399090231</dc:date>
    <meta:editing-duration>PT24M52S</meta:editing-duration>
    <meta:editing-cycles>17</meta:editing-cycles>
    <meta:generator>LibreOffice/5.4.1.2.0$Linux_X86_64 LibreOffice_project/40m0$Build-2</meta:generator>
    <meta:print-date>2017-11-02T16:02:21.550682606</meta:print-date>
    <meta:document-statistic meta:table-count="0" meta:image-count="0" meta:object-count="0" meta:page-count="1" meta:paragraph-count="31" meta:word-count="199" meta:character-count="1025" meta:non-whitespace-character-count="855"/>
  </office:meta>
</office:document-meta>
</file>